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76000000292ACBDB4C24C8DCD5.png" manifest:media-type="image/png"/>
  <manifest:file-entry manifest:full-path="Pictures/10000000000001C2000000F77A83F7227104901F.jpg" manifest:media-type="image/jpe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text-properties style:font-name="Calibri" fo:font-size="12pt" style:font-size-asian="12pt" style:font-size-complex="12pt"/>
    </style:style>
    <style:style style:name="P4" style:family="paragraph" style:parent-style-name="Standard">
      <style:text-properties style:font-name="Calibri" fo:font-size="24pt" fo:font-weight="bold" style:font-size-asian="24pt" style:font-weight-asian="bold" style:font-size-complex="24pt" style:font-weight-complex="bold"/>
    </style:style>
    <style:style style:name="P5" style:family="paragraph" style:parent-style-name="Standard">
      <style:paragraph-properties fo:text-align="end" style:justify-single-word="false"/>
      <style:text-properties fo:color="#eeeeee" style:font-name="Calibri" fo:font-size="12pt" fo:font-weight="bold" style:font-size-asian="12pt" style:font-weight-asian="bold" style:font-size-complex="12pt" style:font-weight-complex="bold"/>
    </style:style>
    <style:style style:name="P6"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Standard">
      <style:text-properties fo:text-transform="uppercase" fo:color="#336633" style:font-name="Calibri" fo:font-size="24pt" fo:font-weight="bold" style:font-size-asian="24pt" style:font-weight-asian="bold" style:font-size-complex="24pt" style:font-weight-complex="bold"/>
    </style:style>
    <style:style style:name="P8" style:family="paragraph" style:parent-style-name="Standard">
      <style:text-properties fo:text-transform="uppercase" fo:color="#336633" style:font-name="Calibri" fo:font-size="24pt" fo:font-weight="bold" officeooo:paragraph-rsid="0013cf67" style:font-size-asian="24pt" style:font-weight-asian="bold" style:font-size-complex="24pt" style:font-weight-complex="bold"/>
    </style:style>
    <style:style style:name="P9" style:family="paragraph" style:parent-style-name="Standard">
      <style:text-properties fo:text-transform="uppercase" fo:color="#336633" style:font-name="Calibri" fo:font-size="24pt" fo:font-weight="bold" officeooo:paragraph-rsid="0025cabe" style:font-size-asian="24pt" style:font-weight-asian="bold" style:font-size-complex="24pt" style:font-weight-complex="bold"/>
    </style:style>
    <style:style style:name="P10" style:family="paragraph" style:parent-style-name="Standard">
      <style:text-properties fo:text-transform="uppercase" fo:color="#336633" style:font-name="Calibri" fo:font-size="24pt" fo:font-weight="bold" officeooo:rsid="0025cabe" officeooo:paragraph-rsid="0013cf67" style:font-size-asian="24pt" style:font-weight-asian="bold" style:font-size-complex="24pt" style:font-weight-complex="bold"/>
    </style:style>
    <style:style style:name="P11" style:family="paragraph" style:parent-style-name="Text_20_body">
      <style:text-properties fo:color="#336633" fo:font-size="14pt" style:font-size-asian="14pt" style:font-size-complex="14pt"/>
    </style:style>
    <style:style style:name="P12" style:family="paragraph" style:parent-style-name="Text_20_body">
      <style:text-properties officeooo:paragraph-rsid="0025cabe"/>
    </style:style>
    <style:style style:name="P13" style:family="paragraph" style:parent-style-name="Text_20_body">
      <style:text-properties officeooo:paragraph-rsid="002d1a17"/>
    </style:style>
    <style:style style:name="P14" style:family="paragraph" style:parent-style-name="Text_20_body">
      <style:paragraph-properties fo:text-align="justify" style:justify-single-word="false"/>
      <style:text-properties officeooo:paragraph-rsid="002e29b4"/>
    </style:style>
    <style:style style:name="P15" style:family="paragraph" style:parent-style-name="Text_20_body">
      <style:paragraph-properties fo:text-align="justify" style:justify-single-word="false"/>
      <style:text-properties officeooo:paragraph-rsid="0038f389"/>
    </style:style>
    <style:style style:name="P16" style:family="paragraph" style:parent-style-name="Text_20_body">
      <style:paragraph-properties fo:text-align="justify" style:justify-single-word="false"/>
      <style:text-properties officeooo:rsid="002e29b4" officeooo:paragraph-rsid="0038f389"/>
    </style:style>
    <style:style style:name="P17" style:family="paragraph" style:parent-style-name="Text_20_body">
      <style:paragraph-properties fo:text-align="justify" style:justify-single-word="false"/>
      <style:text-properties fo:font-weight="bold" officeooo:rsid="002e29b4" officeooo:paragraph-rsid="002e29b4" style:font-weight-asian="bold" style:font-weight-complex="bold"/>
    </style:style>
    <style:style style:name="P18" style:family="paragraph" style:parent-style-name="Text_20_body">
      <style:paragraph-properties fo:text-align="justify" style:justify-single-word="false"/>
      <style:text-properties fo:font-weight="bold" officeooo:rsid="0031371d" officeooo:paragraph-rsid="0031371d" style:font-weight-asian="bold" style:font-weight-complex="bold"/>
    </style:style>
    <style:style style:name="P19" style:family="paragraph" style:parent-style-name="Text_20_body">
      <style:paragraph-properties fo:text-align="justify" style:justify-single-word="false"/>
      <style:text-properties fo:font-weight="bold" officeooo:rsid="0031371d" officeooo:paragraph-rsid="0038f389" style:font-weight-asian="bold" style:font-weight-complex="bold"/>
    </style:style>
    <style:style style:name="P20" style:family="paragraph" style:parent-style-name="Text_20_body">
      <style:paragraph-properties fo:text-align="justify" style:justify-single-word="false"/>
      <style:text-properties officeooo:rsid="002fff3c" officeooo:paragraph-rsid="002fff3c"/>
    </style:style>
    <style:style style:name="P21" style:family="paragraph" style:parent-style-name="Text_20_body">
      <style:paragraph-properties fo:text-align="justify" style:justify-single-word="false"/>
      <style:text-properties officeooo:rsid="002fff3c" officeooo:paragraph-rsid="0038f389"/>
    </style:style>
    <style:style style:name="P22" style:family="paragraph" style:parent-style-name="Text_20_body">
      <style:paragraph-properties fo:text-align="justify" style:justify-single-word="false"/>
      <style:text-properties officeooo:rsid="0031371d" officeooo:paragraph-rsid="0031371d"/>
    </style:style>
    <style:style style:name="P23" style:family="paragraph" style:parent-style-name="Text_20_body">
      <style:paragraph-properties fo:text-align="justify" style:justify-single-word="false"/>
      <style:text-properties officeooo:rsid="0031371d" officeooo:paragraph-rsid="0038f389"/>
    </style:style>
    <style:style style:name="P24" style:family="paragraph" style:parent-style-name="Text_20_body">
      <style:paragraph-properties fo:text-align="justify" style:justify-single-word="false"/>
      <style:text-properties officeooo:rsid="00318415" officeooo:paragraph-rsid="0038f389"/>
    </style:style>
    <style:style style:name="P25" style:family="paragraph" style:parent-style-name="Text_20_body">
      <style:paragraph-properties fo:text-align="justify" style:justify-single-word="false"/>
      <style:text-properties fo:language="es" fo:country="ES" officeooo:rsid="002e29b4" officeooo:paragraph-rsid="0038f389"/>
    </style:style>
    <style:style style:name="P26" style:family="paragraph" style:parent-style-name="Text_20_body">
      <style:paragraph-properties fo:text-align="justify" style:justify-single-word="false"/>
      <style:text-properties fo:language="es" fo:country="ES" style:text-underline-style="solid" style:text-underline-width="auto" style:text-underline-color="font-color" fo:font-weight="bold" officeooo:rsid="00349146" officeooo:paragraph-rsid="0038f389" style:font-weight-asian="bold" style:font-weight-complex="bold"/>
    </style:style>
    <style:style style:name="P27" style:family="paragraph" style:parent-style-name="Text_20_body">
      <style:paragraph-properties fo:text-align="justify" style:justify-single-word="false"/>
      <style:text-properties officeooo:rsid="0038df2e" officeooo:paragraph-rsid="0038f389"/>
    </style:style>
    <style:style style:name="P28" style:family="paragraph" style:parent-style-name="Text_20_body">
      <style:paragraph-properties fo:margin-left="0cm" fo:margin-right="0cm" fo:text-indent="0cm" style:auto-text-indent="false"/>
    </style:style>
    <style:style style:name="P29"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30"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31"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officeooo:rsid="0013cf67" officeooo:paragraph-rsid="0013cf67" style:text-blinking="false" fo:background-color="transparent" style:font-size-asian="12pt" style:font-size-complex="12pt"/>
    </style:style>
    <style:style style:name="P32" style:family="paragraph" style:parent-style-name="Standard">
      <style:paragraph-properties fo:margin-top="0.101cm" fo:margin-bottom="0.101cm" loext:contextual-spacing="false" fo:line-height="100%" fo:text-align="end" style:justify-single-word="false"/>
      <style:text-properties style:font-name="Calibri" fo:font-size="12pt" style:font-size-asian="12pt" style:font-size-complex="12pt"/>
    </style:style>
    <style:style style:name="P33"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font-size-asian="12pt" style:font-size-complex="12pt"/>
    </style:style>
    <style:style style:name="P34" style:family="paragraph" style:parent-style-name="Notas_20_Informativas">
      <style:text-properties fo:font-size="12pt" officeooo:paragraph-rsid="0025cabe" style:font-size-asian="12pt" style:font-size-complex="12pt"/>
    </style:style>
    <style:style style:name="P35" style:family="paragraph" style:parent-style-name="Notas_20_Informativas">
      <style:text-properties fo:font-size="12pt" officeooo:paragraph-rsid="002d1a17" style:font-size-asian="12pt" style:font-size-complex="12pt"/>
    </style:style>
    <style:style style:name="P36" style:family="paragraph" style:parent-style-name="Notas_20_Informativas">
      <style:paragraph-properties fo:text-align="justify" style:justify-single-word="false"/>
      <style:text-properties style:font-name="Calibri" fo:font-size="12pt" officeooo:rsid="0025cabe" officeooo:paragraph-rsid="0025cabe" style:font-name-asian="Webdings" style:font-size-asian="12pt" style:font-name-complex="Webdings" style:font-size-complex="12pt"/>
    </style:style>
    <style:style style:name="P37" style:family="paragraph" style:parent-style-name="Contents_20_1">
      <style:paragraph-properties>
        <style:tab-stops>
          <style:tab-stop style:position="17.201cm" style:type="right" style:leader-style="dotted" style:leader-text="."/>
        </style:tab-stops>
      </style:paragraph-properties>
    </style:style>
    <style:style style:name="P38" style:family="paragraph" style:parent-style-name="Standard" style:master-page-name="First_20_Page">
      <style:paragraph-properties style:page-number="auto"/>
    </style:style>
    <style:style style:name="P39" style:family="paragraph" style:parent-style-name="Standard" style:master-page-name="Standard">
      <style:paragraph-properties style:page-number="auto"/>
    </style:style>
    <style:style style:name="P40" style:family="paragraph" style:parent-style-name="Text_20_body">
      <style:paragraph-properties fo:text-align="justify" style:justify-single-word="false"/>
      <style:text-properties officeooo:rsid="002e29b4" officeooo:paragraph-rsid="003ccbad"/>
    </style:style>
    <style:style style:name="P41" style:family="paragraph" style:parent-style-name="Heading_20_1">
      <style:text-properties officeooo:rsid="0014c507" officeooo:paragraph-rsid="0014c507"/>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style:font-name-asian="Webdings" style:font-name-complex="Webdings"/>
    </style:style>
    <style:style style:name="T5" style:family="text">
      <style:text-properties fo:font-weight="bold" style:font-weight-asian="bold" style:font-weight-complex="bold"/>
    </style:style>
    <style:style style:name="T6" style:family="text">
      <style:text-properties fo:font-weight="bold" officeooo:rsid="00323e77" style:font-weight-asian="bold" style:font-weight-complex="bold"/>
    </style:style>
    <style:style style:name="T7" style:family="text">
      <style:text-properties fo:font-variant="normal" fo:text-transform="none" fo:color="#000000" style:text-line-through-style="none" style:text-line-through-type="none" style:font-name="Calibri" fo:font-size="12pt"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1155cc"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style:font-name="Calibri" fo:font-size="12pt" style:font-size-asian="12pt" style:font-size-complex="12pt"/>
    </style:style>
    <style:style style:name="T10" style:family="text">
      <style:text-properties style:font-name="Calibri" fo:font-size="12pt" officeooo:rsid="0013cf67" style:font-size-asian="12pt" style:font-size-complex="12pt"/>
    </style:style>
    <style:style style:name="T11" style:family="text">
      <style:text-properties style:font-name="Calibri" officeooo:rsid="0025cabe" style:font-name-asian="Webdings" style:font-name-complex="Webdings"/>
    </style:style>
    <style:style style:name="T12" style:family="text">
      <style:text-properties fo:language="es" fo:country="ES"/>
    </style:style>
    <style:style style:name="T13" style:family="text">
      <style:text-properties fo:language="es" fo:country="ES" officeooo:rsid="002e29b4"/>
    </style:style>
    <style:style style:name="T14" style:family="text">
      <style:text-properties fo:language="es" fo:country="ES" officeooo:rsid="002fff3c"/>
    </style:style>
    <style:style style:name="T15" style:family="text">
      <style:text-properties fo:language="es" fo:country="ES" style:text-underline-style="solid" style:text-underline-width="auto" style:text-underline-color="font-color" fo:font-weight="bold" style:font-weight-asian="bold" style:font-weight-complex="bold"/>
    </style:style>
    <style:style style:name="T16" style:family="text">
      <style:text-properties fo:language="es" fo:country="ES" style:text-underline-style="solid" style:text-underline-width="auto" style:text-underline-color="font-color" fo:font-weight="bold" officeooo:rsid="002e29b4" style:font-weight-asian="bold" style:font-weight-complex="bold"/>
    </style:style>
    <style:style style:name="T17" style:family="text">
      <style:text-properties fo:language="es" fo:country="ES" style:text-underline-style="solid" style:text-underline-width="auto" style:text-underline-color="font-color" fo:font-weight="bold" officeooo:rsid="00345eb3" style:font-weight-asian="bold" style:font-weight-complex="bold"/>
    </style:style>
    <style:style style:name="T18" style:family="text">
      <style:text-properties fo:language="es" fo:country="ES" style:text-underline-style="solid" style:text-underline-width="auto" style:text-underline-color="font-color" fo:font-weight="bold" officeooo:rsid="003c9aa6" style:font-weight-asian="bold" style:font-weight-complex="bold"/>
    </style:style>
    <style:style style:name="T19" style:family="text">
      <style:text-properties fo:language="es" fo:country="ES" officeooo:rsid="0031371d"/>
    </style:style>
    <style:style style:name="T20" style:family="text">
      <style:text-properties fo:language="es" fo:country="ES" fo:font-weight="bold" style:font-weight-asian="bold" style:font-weight-complex="bold"/>
    </style:style>
    <style:style style:name="T21" style:family="text">
      <style:text-properties fo:language="es" fo:country="ES" fo:font-weight="bold" officeooo:rsid="0038df2e" style:font-weight-asian="bold" style:font-weight-complex="bold"/>
    </style:style>
    <style:style style:name="T22" style:family="text">
      <style:text-properties fo:language="es" fo:country="ES" fo:font-weight="bold" officeooo:rsid="002fff3c" style:font-weight-asian="bold" style:font-weight-complex="bold"/>
    </style:style>
    <style:style style:name="T23" style:family="text">
      <style:text-properties fo:language="es" fo:country="ES" fo:font-weight="bold" officeooo:rsid="00318415" style:font-weight-asian="bold" style:font-weight-complex="bold"/>
    </style:style>
    <style:style style:name="T24" style:family="text">
      <style:text-properties fo:language="es" fo:country="ES" officeooo:rsid="00349146"/>
    </style:style>
    <style:style style:name="T25" style:family="text">
      <style:text-properties fo:language="es" fo:country="ES" officeooo:rsid="0038df2e"/>
    </style:style>
    <style:style style:name="T26" style:family="text">
      <style:text-properties fo:language="es" fo:country="ES" officeooo:rsid="003be57f"/>
    </style:style>
    <style:style style:name="T27" style:family="text">
      <style:text-properties fo:language="es" fo:country="ES" officeooo:rsid="003c2747"/>
    </style:style>
    <style:style style:name="T28" style:family="text">
      <style:text-properties fo:language="es" fo:country="ES" fo:font-style="normal" style:text-underline-style="solid" style:text-underline-width="auto" style:text-underline-color="font-color" fo:font-weight="bold" officeooo:rsid="003c9aa6" style:font-style-asian="normal" style:font-weight-asian="bold" style:font-style-complex="normal" style:font-weight-complex="bold"/>
    </style:style>
    <style:style style:name="T29" style:family="text">
      <style:text-properties fo:language="es" fo:country="ES" fo:font-style="normal" style:text-underline-style="none" fo:font-weight="normal" officeooo:rsid="003c9aa6" style:font-style-asian="normal" style:font-weight-asian="normal" style:font-style-complex="normal" style:font-weight-complex="normal"/>
    </style:style>
    <style:style style:name="T30" style:family="text">
      <style:text-properties fo:language="es" fo:country="ES" fo:font-style="normal" style:text-underline-style="none" fo:font-weight="normal" officeooo:rsid="002fff3c" style:font-style-asian="normal" style:font-weight-asian="normal" style:font-style-complex="normal"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02fff3c" style:font-weight-asian="normal" style:font-weight-complex="normal"/>
    </style:style>
    <style:style style:name="T33" style:family="text">
      <style:text-properties fo:font-weight="normal" officeooo:rsid="00323e77" style:font-weight-asian="normal" style:font-weight-complex="normal"/>
    </style:style>
    <style:style style:name="T34" style:family="text">
      <style:text-properties fo:font-weight="normal" officeooo:rsid="003a7e00" style:font-weight-asian="normal" style:font-weight-complex="normal"/>
    </style:style>
    <style:style style:name="T35" style:family="text">
      <style:text-properties officeooo:rsid="00350ff0"/>
    </style:style>
    <style:style style:name="T36" style:family="text">
      <style:text-properties officeooo:rsid="0038cbd3"/>
    </style:style>
    <style:style style:name="T37" style:family="text">
      <style:text-properties officeooo:rsid="003c712b"/>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esarrollo Web entorno cliente" text:name="Modulo"/>
        <text:user-field-decl office:value-type="string" office:string-value="Entregable 1ª Evaluación - Parte 3" text:name="Tema"/>
        <text:user-field-decl office:value-type="string" office:string-value="5" text:name="NumeroTema"/>
      </text:user-field-decls>
      <draw:frame draw:style-name="fr1" draw:name="Marco1" text:anchor-type="page" text:anchor-page-number="1" svg:x="1.984cm" svg:y="15.958cm" svg:width="17.009cm" draw:z-index="1">
        <draw:text-box fo:min-height="2.224cm">
          <text:p text:style-name="P5"/>
          <text:p text:style-name="P5"><text:user-field-get text:name="Modulo">Desarrollo Web entorno cliente</text:user-field-get></text:p>
          <text:p text:style-name="P5">CFGS DAW</text:p>
        </draw:text-box>
      </draw:frame>
      <text:p text:style-name="P38"/>
      <text:p text:style-name="Standard"/>
      <text:p text:style-name="Standard"/>
      <text:p text:style-name="Standard"><draw:frame draw:style-name="fr3" draw:name="gráficos1" text:anchor-type="paragraph" svg:width="9.53cm" svg:height="5.23cm" draw:z-index="0"><draw:image xlink:href="Pictures/10000000000001C2000000F77A83F7227104901F.jpg" xlink:type="simple" xlink:show="embed" xlink:actuate="onLoad" loext:mime-type="image/jpeg"/></draw:frame></text:p>
      <text:p text:style-name="Standard"/>
      <text:p text:style-name="Standard"/>
      <text:p text:style-name="P6"><text:bookmark text:name="docs-internal-guid-e8f5d430-faba-53b2-6d04-e9273ed17255"/></text:p>
      <text:p text:style-name="Standard"/>
      <text:p text:style-name="P10"/>
      <text:p text:style-name="P7"/>
      <text:p text:style-name="P9"><text:user-field-get text:name="Tema">Entregable 1ª Evaluación - Parte 3</text:user-field-get></text:p>
      <text:p text:style-name="P4"/>
      <text:p text:style-name="Standard"/>
      <text:p text:style-name="Standard"/>
      <text:p text:style-name="Standard"/>
      <text:p text:style-name="P8"/>
      <text:p text:style-name="Standard"/>
      <text:p text:style-name="Standard"/>
      <text:p text:style-name="Standard"/>
      <text:p text:style-name="Standard"/>
      <text:p text:style-name="P31">Sergio García Barea</text:p>
      <text:p text:style-name="P30"><text:span text:style-name="T7"><text:s/></text:span><text:a xlink:type="simple" xlink:href="mailto:mail@ceedcv.e" text:style-name="Internet_20_link" text:visited-style-name="Visited_20_Internet_20_Link"><text:span text:style-name="T10">sergio.garcia</text:span></text:a><text:a xlink:type="simple" xlink:href="mailto:mail@ceedcv.e" text:style-name="Internet_20_link" text:visited-style-name="Visited_20_Internet_20_Link"><text:span text:style-name="T9">@ceedcv.e</text:span></text:a><text:span text:style-name="T8">s</text:span></text:p>
      <text:p text:style-name="P33">201<text:span text:style-name="T37">9</text:span>/20<text:span text:style-name="T37">20</text:span></text:p>
      <text:p text:style-name="P32"><text:tab/><text:tab/><text:tab/><text:tab/><text:tab/><text:tab/><text:tab/><text:tab/><text:tab/><text:tab/>Versión:<text:date style:data-style-name="N104" text:date-value="2019-10-10T09:23:04.267053497">191010</text:date>.<text:time style:data-style-name="N105" text:time-value="2019-10-10T09:23:04.267220087">0922</text:time></text:p>
      <text:p text:style-name="P3"><text:soft-page-break/></text:p>
      <text:p text:style-name="Standard"/>
      <text:p text:style-name="P11"/>
      <text:p text:style-name="P11">Licencia</text:p>
      <text:p text:style-name="Standard"/>
      <text:p text:style-name="P29"><draw:frame draw:style-name="fr2" draw:name="gráficos3" text:anchor-type="paragraph" svg:x="0.741cm" svg:y="0cm" svg:width="2cm" svg:height="0.7cm" draw:z-index="2"><draw:image xlink:href="Pictures/1000000000000076000000292ACBDB4C24C8DCD5.png" xlink:type="simple" xlink:show="embed" xlink:actuate="onLoad" loext:mime-type="image/png"/></draw:frame><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2"/>
      <text:p text:style-name="P2"><text:s/></text:p>
      <text:p text:style-name="P11">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3"> </text:span>Importante</text:p>
      <text:p text:style-name="P28"/>
      <text:p text:style-name="Notas_20_Informativas"><text:span text:style-name="T3"> </text:span>Atención</text:p>
      <text:p text:style-name="P28"/>
      <text:p text:style-name="Notas_20_Informativas"><text:span text:style-name="T3"></text:span> <text:s/>Interesante</text:p>
      <text:h text:style-name="Heading_20_1" text:outline-level="1" text:is-list-header="true"/>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7">1. Boletín de ejercicios<text:tab/>3</text:p>
        </text:index-body>
      </text:table-of-content>
      <text:p text:style-name="Standard"/>
      <text:p text:style-name="P39"/>
      <text:p text:style-name="Standard"/>
      <text:p text:style-name="Standard"/>
      <text:p text:style-name="Titulo"><text:user-field-get text:name="Tema">Entregable 1ª Evaluación - Parte 3</text:user-field-get></text:p>
      <text:p text:style-name="Titulo"/>
      <text:h text:style-name="P41" text:outline-level="1">Boletín de ejercicios</text:h>
      <text:p text:style-name="P12"/>
      <text:p text:style-name="P35"><text:span text:style-name="T4"> </text:span><text:span text:style-name="T11">Intentar que el programa sea lo mas claro y estructurado posible, así como incluir comentarios en sitios clave para facilitar la comprensión del mismo.</text:span></text:p>
      <text:p text:style-name="P13"/>
      <text:p text:style-name="P34"><text:span text:style-name="T4"> </text:span><text:span text:style-name="T11">Para considerar un ejercicio realizado, no basta únicamente con entregar el código. El alumno ha de SER CAPAZ de defender su ejercicio a petición del profesor y SER CAPAZ de realizar pequeñas modificaciones relacionadas con el mismo, con el fin de demostrar la adquisición de conocimiento y evitar cualquier sospecha de copia.</text:span></text:p>
      <text:p text:style-name="P36">La copia se castiga con el suspenso del módulo completo.</text:p>
      <text:p text:style-name="P14"/>
      <text:p text:style-name="P17">Plazo de entrega: <text:span text:style-name="T31">hasta el </text:span><text:span text:style-name="T33">2</text:span><text:span text:style-name="T34">4</text:span><text:span text:style-name="T31"> de </text:span><text:span text:style-name="T33">noviembre</text:span><text:span text:style-name="T31"> </text:span><text:span text:style-name="T32">de 201</text:span><text:span text:style-name="T34">9</text:span><text:span text:style-name="T31">.</text:span></text:p>
      <text:p text:style-name="P20"><text:span text:style-name="T5">Peso de la nota: </text:span><text:span text:style-name="T6">10</text:span>% de la nota (Total entr<text:span text:style-name="T35">e</text:span>gables 35% de la nota).</text:p>
      <text:p text:style-name="P14"/>
      <text:p text:style-name="P18">Carmen Sandiego – Misión <text:span text:style-name="T36">3</text:span></text:p>
      <text:p text:style-name="P22"><text:span text:style-name="T26">Usamos e</text:span><text:span text:style-name="T12">sta gamificación para aprender todo lo relacionado con nuestro módulo DWEC. </text:span></text:p>
      <text:p text:style-name="P23">Este entregable consiste en varias misiones (aquí la primera). </text:p>
      <text:p text:style-name="P23">Espero que lo disfrutéis mucho y os valga para aprender :)</text:p>
      <text:p text:style-name="P19">Instrucciones del entregable</text:p>
      <text:p text:style-name="P15"><text:span text:style-name="T5">1)</text:span> <text:span text:style-name="T13">Este entregable puede hacers</text:span><text:span text:style-name="T24">e </text:span><text:span text:style-name="T16">individualmente o en parejas (recomendado)</text:span><text:span text:style-name="T13">. Podréis elegir vuestra propia pareja. Si alguno no tiene, puede utilizar los foros para buscar compañero.</text:span></text:p>
      <text:p text:style-name="P15"><text:span text:style-name="T13">Cuando </text:span><text:span text:style-name="T14">decidáis</text:span><text:span text:style-name="T13"> vuestra pareja, debéis indicarlo en el foro.</text:span></text:p>
      <text:p text:style-name="P26">Se puede hacer solo… pero será más trabajo y se puntúa igual.</text:p>
      <text:p text:style-name="P25"/>
      <text:p text:style-name="P25"/>
      <text:p text:style-name="P25"><text:soft-page-break/></text:p>
      <text:p text:style-name="P16"><text:span text:style-name="T20">2)</text:span><text:span text:style-name="T12"> </text:span><text:span text:style-name="T14">Ambos miembros d</text:span><text:span text:style-name="T12">ebéis registraros en </text:span><text:a xlink:type="simple" xlink:href="http://www.aprendeaprogramar.org/" text:style-name="Internet_20_link" text:visited-style-name="Visited_20_Internet_20_Link">www.aprendeaprogramar.org</text:a><text:span text:style-name="T12"> y </text:span><text:span text:style-name="T26">acceder a la misión correspondiente</text:span></text:p>
      <text:p text:style-name="P40"><text:span text:style-name="T20">3)</text:span><text:span text:style-name="T12"> </text:span><text:span text:style-name="T18">Deben realizarse todos los ejercicios de la </text:span><text:span text:style-name="T28">misión</text:span><text:span text:style-name="T29"> </text:span><text:span text:style-name="T30">aunque</text:span><text:span text:style-name="T14"> solo es necesario presentar un repositorio por pareja.</text:span></text:p>
      <text:p text:style-name="P24"><text:span text:style-name="T22">4</text:span><text:span text:style-name="T20">)</text:span><text:span text:style-name="T12"> Los ejercicios de este </text:span><text:span text:style-name="T15">entregable </text:span><text:span text:style-name="T17">pueden</text:span><text:span text:style-name="T15"> realizarse usando </text:span><text:span text:style-name="T17">jQuery si así lo desea el equipo</text:span><text:span text:style-name="T15">.</text:span></text:p>
      <text:p text:style-name="P21"><text:span text:style-name="T23">5)</text:span><text:span text:style-name="T12"> El uso del repositorio debe ser el adecuado (debe ser un sistema de control versiones, no “un lugar donde subir el resultado final”</text:span><text:span text:style-name="T25">)</text:span><text:span text:style-name="T12"> y ambos miembros deben haber participado. </text:span><text:span text:style-name="T25">No usarlo correctamente será penalizado en la nota de forma severa.</text:span></text:p>
      <text:p text:style-name="P27"><text:span text:style-name="T20">6)</text:span><text:span text:style-name="T12"> El código debe estar ampliamente comentado (no hace falta explicar que es un if un for, etc. pero si la funcionalidad, las cosas destacadas, funcionamiento funciones, etc...), incluyendo ejercicios sencillos. El no comentarlo adecuadamente será penalizado.</text:span></text:p>
      <text:p text:style-name="Text_20_body"><text:span text:style-name="T21">7</text:span><text:span text:style-name="T20">)</text:span><text:span text:style-name="T12"> Al finalizar </text:span><text:span text:style-name="T14">el entre</text:span><text:span text:style-name="T19">g</text:span><text:span text:style-name="T14">able</text:span><text:span text:style-name="T12"> se debe enviar mediante una tarea en nuestro Moodle </text:span><text:span text:style-name="T14">un enlace</text:span><text:span text:style-name="T12"> el repositorio Bitbucket </text:span><text:span text:style-name="T27">c</text:span><text:span text:style-name="T12">on los ejercicios realizados y con </text:span><text:a xlink:type="simple" xlink:href="mailto:sergio.garcia@ceedcv.es" text:style-name="Internet_20_link" text:visited-style-name="Visited_20_Internet_20_Link">sergio.garcia@ceedcv.es</text:a><text:span text:style-name="T12"> con permiso de lectura </text:span><text:span text:style-name="T27">o a la cuenta de Github sergarb1</text:span><text:span text:style-name="T12">.</text:span></text:p>
      <text:p text:style-name="Text_20_body"><text:span text:style-name="T21">8</text:span><text:span text:style-name="T20">)</text:span><text:span text:style-name="T12"> Hay videos de apoyo </text:span><text:span text:style-name="T19">durante las distintas sub-misiones. Son de visualización recomendada,</text:span><text:span text:style-name="T12"> pero </text:span><text:span text:style-name="T20">no es obligatorio visualizar todos</text:span><text:span text:style-name="T12"> ni se controlará </text:span><text:span text:style-name="T19">si se han visto o no</text:span><text:span text:style-name="T12">. Cualquier duda (siempre que no sea de la resolución de los ejercicios) </text:span><text:span text:style-name="T19">como dudas técnicas, sobre videos, sobre enunciados, etc. </text:span><text:span text:style-name="T12">podéis plantearla en el foro del entregable de nuestro Mood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Desarrollo Web entorno cliente" text:name="Modulo"/>
          <text:user-field-decl office:value-type="string" office:string-value="Entregable 1ª Evaluación - Parte 3" text:name="Tema"/>
        </text:user-field-decls>
        <text:p text:style-name="Header"><text:span text:style-name="MT1"><text:user-field-get text:name="Modulo">Desarrollo Web entorno cliente</text:user-field-get></text:span><text:span text:style-name="MT1"><text:s/><text:tab/><text:tab/> </text:span><text:span text:style-name="MT1"><text:user-field-get text:name="Tema">Entregable 1ª Evaluación - Parte 3</text:user-field-get></text:span></text:p>
      </style:header>
      <style:footer>
        <text:p text:style-name="Footer"><text:span text:style-name="MT1">CGFS. Desarrollo de </text:span>Aplicaciones<text:span text:style-name="MT1"> WEB<text:tab/><text:tab/></text:span><text:span text:style-name="MT1"><text:page-number text:select-page="current">2</text:page-number></text:span></text:p>
      </style:footer>
    </style:master-page>
    <style:master-page style:name="Landscape" style:page-layout-name="Mpm2">
      <style:header>
        <text:p text:style-name="Header"/>
      </style:header>
      <style:footer>
        <text:p text:style-name="MP1"><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9-29T09:38:56.374203071</meta:creation-date>
    <meta:editing-duration>PT1H35M2S</meta:editing-duration>
    <meta:editing-cycles>28</meta:editing-cycles>
    <meta:generator>LibreOffice/6.3.1.2$Linux_X86_64 LibreOffice_project/30$Build-2</meta:generator>
    <dc:title>Plantilla CEED</dc:title>
    <dc:date>2019-10-10T09:22:18.867248526</dc:date>
    <meta:document-statistic meta:table-count="0" meta:image-count="2" meta:object-count="0" meta:page-count="4" meta:paragraph-count="42" meta:word-count="543" meta:character-count="3471" meta:non-whitespace-character-count="2947"/>
    <meta:template xlink:type="simple" xlink:actuate="onRequest" xlink:title="Plantilla CEED" xlink:href="../../../../../../.config/libreoffice/4/user/template/Plantilla%20CEED.ott" meta:date="2016-09-29T09:38:56.073759322"/>
  </office:meta>
</office:document-meta>
</file>